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2.4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xperiment 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culloch_pitts_neuron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office:value-type="string" calcext:value-type="string">
            <text:p>testing_neuron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3] - [.C3])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3] - [.G3])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4] - [.C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4] - [.G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5] - [.C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5] - [.G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6] - [.C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6] - [.G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7] - [.C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7] - [.G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8] - [.C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8] - [.G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9] - [.C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9] - [.G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0] - [.C1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0] - [.G1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1] - [.C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1] - [.G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2] - [.C1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2] - [.G1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3] - [.C13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3] - [.G13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4] - [.C1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4] - [.G1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5] - [.C1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5] - [.G1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6] - [.C1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6] - [.G1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7] - [.C1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7] - [.G1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8] - [.C18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8] - [.G18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19] - [.C19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19] - [.G19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0] - [.C20])" office:value-type="float" office:value="0" calcext:value-type="float">
            <text:p>0</text:p>
          </table:table-cell>
          <table:table-cell table:number-columns-repeated="2"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0] - [.G20])" office:value-type="float" office:value="0" calcext:value-type="float">
            <text:p>0</text:p>
          </table:table-cell>
          <table:table-cell table:number-columns-repeated="2"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1] - [.C2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1] - [.G2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2] - [.C22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2] - [.G22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3] - [.C2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3] - [.G2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4] - [.C2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4] - [.G2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5] - [.C25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5] - [.G25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6] - [.C2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6] - [.G2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7] - [.C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7] - [.G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8] - [.C2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8] - [.G2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9] - [.C2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9] - [.G2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0] - [.C30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0] - [.G30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1] - [.C31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1] - [.G31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2] - [.C32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2] - [.G32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3] - [.C33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3] - [.G33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4] - [.C34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4] - [.G34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5] - [.C35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35] - [.G3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6] - [.C36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36] - [.G36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7] - [.C37])" office:value-type="float" office:value="1" calcext:value-type="float">
            <text:p>1</text:p>
          </table:table-cell>
          <table:table-cell table:number-columns-repeated="2"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37] - [.G37])" office:value-type="float" office:value="0" calcext:value-type="float">
            <text:p>0</text:p>
          </table:table-cell>
          <table:table-cell table:number-columns-repeated="2"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8] - [.C3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8] - [.G3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9] - [.C3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9] - [.G3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0] - [.C4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0] - [.G4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1] - [.C4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1] - [.G4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2] - [.C42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2] - [.G42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3] - [.C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3] - [.G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4] - [.C4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4] - [.G4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5] - [.C4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5] - [.G4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6] - [.C4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6] - [.G4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7] - [.C47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7] - [.G47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8] - [.C48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8] - [.G48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9] - [.C49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9] - [.G49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50] - [.C50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50] - [.G50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1] - [.C51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1] - [.G51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2] - [.C52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2] - [.G52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3] - [.C5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3] - [.G5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4] - [.C54])" office:value-type="float" office:value="1" calcext:value-type="float">
            <text:p>1</text:p>
          </table:table-cell>
          <table:table-cell table:number-columns-repeated="2"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4] - [.G54])" office:value-type="float" office:value="0" calcext:value-type="float">
            <text:p>0</text:p>
          </table:table-cell>
          <table:table-cell table:number-columns-repeated="2"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5] - [.C55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5] - [.G5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6] - [.C56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6] - [.G5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7] - [.C57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7] - [.G5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8] - [.C58])"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8] - [.G5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9] - [.C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9] - [.G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0] - [.C6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0] - [.G6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1] - [.C61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1] - [.G61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2] - [.C62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2] - [.G62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3] - [.C63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3] - [.G63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4] - [.C64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4] - [.G64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5] - [.C65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5] - [.G65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6] - [.C66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6] - [.G66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67] - [.C6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67] - [.G6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68] - [.C6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68] - [.G6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69] - [.C69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69] - [.G69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0] - [.C70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0] - [.G70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1] - [.C71])" office:value-type="float" office:value="0" calcext:value-type="float">
            <text:p>0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1] - [.G71])" office:value-type="float" office:value="0" calcext:value-type="float">
            <text:p>0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2] - [.C72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2] - [.G7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3] - [.C73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3] - [.G7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4] - [.C74])"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4] - [.G7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5] - [.C7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5] - [.G7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6] - [.C76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6] - [.G76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7] - [.C77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7] - [.G77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8] - [.C78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8] - [.G78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9] - [.C79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9] - [.G79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80] - [.C80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80] - [.G80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81] - [.C81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81] - [.G81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82] - [.C82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82] - [.G82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3] - [.C83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3] - [.G83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4] - [.C8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4] - [.G84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5] - [.C8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5] - [.G85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6] - [.C8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6] - [.G86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7] - [.C8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7] - [.G87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8] - [.C88])" office:value-type="float" office:value="1" calcext:value-type="float">
            <text:p>1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8] - [.G88])" office:value-type="float" office:value="0" calcext:value-type="float">
            <text:p>0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9] - [.C89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9] - [.G8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0] - [.C90])"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0] - [.G9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1] - [.C9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1] - [.G9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2] - [.C92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2] - [.G9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3] - [.C93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3] - [.G93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4] - [.C94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4] - [.G9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5] - [.C95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5] - [.G9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6] - [.C96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6] - [.G9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7] - [.C97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7] - [.G9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8] - [.C98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8] - [.G98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99] - [.C99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99] - [.G99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0] - [.C100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0] - [.G100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1] - [.C10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1] - [.G101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2] - [.C102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2] - [.G102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3] - [.C10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3] - [.G103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4] - [.C10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4] - [.G104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5] - [.C105])" office:value-type="float" office:value="1" calcext:value-type="float">
            <text:p>1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5] - [.G105])" office:value-type="float" office:value="0" calcext:value-type="float">
            <text:p>0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6] - [.C106])"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6] - [.G10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7] - [.C10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7] - [.G10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8] - [.C108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8] - [.G10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9] - [.C109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9] - [.G10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10] - [.C110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0] - [.G110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11] - [.C111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1] - [.G111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12] - [.C112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12] - [.G112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13] - [.C113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3] - [.G113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14] - [.C114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4] - [.G114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5] - [.C11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5] - [.G11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6] - [.C116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6] - [.G116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7] - [.C117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7] - [.G117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8] - [.C11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18] - [.G118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9] - [.C11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19] - [.G119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0] - [.C12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0] - [.G120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1] - [.C12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1] - [.G121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2] - [.C122])" office:value-type="float" office:value="0" calcext:value-type="float">
            <text:p>0</text:p>
          </table:table-cell>
          <table:table-cell table:number-columns-repeated="2"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2] - [.G122])" office:value-type="float" office:value="1" calcext:value-type="float">
            <text:p>1</text:p>
          </table:table-cell>
          <table:table-cell table:number-columns-repeated="2"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3] - [.C1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3] - [.G1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4] - [.C124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4] - [.G12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5] - [.C125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5] - [.G12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6] - [.C126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6] - [.G12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7] - [.C127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7] - [.G127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8] - [.C128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8] - [.G128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9] - [.C129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9] - [.G129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30] - [.C130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30] - [.G130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1] - [.C131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1] - [.G131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2] - [.C132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2] - [.G132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3] - [.C13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3] - [.G13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4] - [.C134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4] - [.G134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5] - [.C13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5] - [.G13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6] - [.C13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6] - [.G136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7] - [.C13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7] - [.G137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8] - [.C13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8] - [.G138])"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ABS([.$K139] - [.C139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9] - [.G13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0] - [.C140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0] - [.G14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1] - [.C141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1] - [.G141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2] - [.C142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2] - [.G142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3] - [.C143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3] - [.G143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4] - [.C144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4] - [.G144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5] - [.C145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5] - [.G145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6] - [.C146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6] - [.G146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7] - [.C14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7] - [.G14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8] - [.C14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8] - [.G14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9] - [.C149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9] - [.G149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0] - [.C150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0] - [.G150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1] - [.C151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1] - [.G151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2] - [.C15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2] - [.G15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3] - [.C15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53] - [.G153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4] - [.C15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54] - [.G154])"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5] - [.C1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55] - [.G1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6] - [.C156])" office:value-type="float" office:value="1" calcext:value-type="float">
            <text:p>1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56] - [.G156])"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7] - [.C157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57] - [.G157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8] - [.C158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58] - [.G158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9] - [.C159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59] - [.G159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60] - [.C160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60] - [.G160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61] - [.C161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61] - [.G161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62] - [.C162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62] - [.G162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3] - [.C163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3] - [.G163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4] - [.C16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4] - [.G16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5] - [.C16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5] - [.G16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6] - [.C16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6] - [.G16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7] - [.C16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7] - [.G16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8] - [.C16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8] - [.G16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9] - [.C16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9] - [.G16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0] - [.C17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0] - [.G17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1] - [.C17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ABS([.$K171] - [.G17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2] - [.C17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ABS([.$K172] - [.G172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3] - [.C173])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ABS([.$K173] - [.G173])"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4] - [.C174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ABS([.$K174] - [.G17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5] - [.C175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ABS([.$K175] - [.G17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6] - [.C176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ABS([.$K176] - [.G17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7] - [.C177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ABS([.$K177] - [.G17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8] - [.C178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ABS([.$K178] - [.G178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79] - [.C179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79] - [.G179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0] - [.C180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0] - [.G180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1] - [.C18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1] - [.G18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2] - [.C182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2] - [.G182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3] - [.C18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3] - [.G18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4] - [.C18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4] - [.G18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5] - [.C185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5] - [.G185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6] - [.C18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6] - [.G18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7] - [.C1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7] - [.G1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8] - [.C18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8] - [.G18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9] - [.C18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9] - [.G18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0] - [.C190])"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ABS([.$K190] - [.G190])" office:value-type="float" office:value="1" calcext:value-type="float">
            <text:p>1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1] - [.C191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ABS([.$K191] - [.G191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2] - [.C192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ABS([.$K192] - [.G192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3] - [.C193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ABS([.$K193] - [.G193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4] - [.C194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ABS([.$K194] - [.G194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5] - [.C19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5] - [.G19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6] - [.C196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6] - [.G196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7] - [.C197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7] - [.G197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8] - [.C19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8] - [.G19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9] - [.C19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9] - [.G19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0] - [.C20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0] - [.G20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1] - [.C20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1] - [.G20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2] - [.C202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2] - [.G202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3] - [.C20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3] - [.G20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4] - [.C20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4] - [.G20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5] - [.C20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5] - [.G20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6] - [.C20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BS([.$K206] - [.G206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7] - [.C207])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BS([.$K207] - [.G207])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8] - [.C208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BS([.$K208] - [.G208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9] - [.C209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BS([.$K209] - [.G209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10] - [.C210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BS([.$K210] - [.G210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ABS([.$K211] - [.C211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1] - [.G211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ABS([.$K212] - [.C212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2] - [.G212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ABS([.$K213] - [.C213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3] - [.G21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4] - [.C214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4] - [.G214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5] - [.C21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5] - [.G21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6] - [.C21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6] - [.G21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7] - [.C21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7] - [.G21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8] - [.C21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8] - [.G21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9] - [.C2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9] - [.G2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0] - [.C22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0] - [.G22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1] - [.C221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1] - [.G221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2] - [.C222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ABS([.$K222] - [.G222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3] - [.C223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ABS([.$K223] - [.G223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4] - [.C224])" office:value-type="float" office:value="1" calcext:value-type="float">
            <text:p>1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ABS([.$K224] - [.G224])" office:value-type="float" office:value="0" calcext:value-type="float">
            <text:p>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5] - [.C225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ABS([.$K225] - [.G225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6] - [.C226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6] - [.G226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BS([.$K227] - [.C227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7] - [.G22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BS([.$K228] - [.C228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8] - [.G22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BS([.$K229] - [.C229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9] - [.G229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BS([.$K230] - [.C230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0] - [.G230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1] - [.C231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1] - [.G231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2] - [.C23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2] - [.G23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3] - [.C23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3] - [.G23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4] - [.C23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4] - [.G23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5] - [.C2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5] - [.G2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6] - [.C236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6] - [.G236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7] - [.C237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7] - [.G237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8] - [.C238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BS([.$K238] - [.G238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9] - [.C239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BS([.$K239] - [.G239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40] - [.C240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40] - [.G240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41] - [.C241])"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41] - [.G241])"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42] - [.C242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42] - [.G242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BS([.$K243] - [.C243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3] - [.G243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BS([.$K244] - [.C244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4] - [.G24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BS([.$K245] - [.C245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5] - [.G24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BS([.$K246] - [.C246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6] - [.G24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7] - [.C24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7] - [.G24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8] - [.C24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8] - [.G24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9] - [.C24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9] - [.G24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0] - [.C25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0] - [.G25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1] - [.C2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1] - [.G2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2] - [.C25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2] - [.G25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3] - [.C253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3] - [.G253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4] - [.C25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4] - [.G25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5] - [.C25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5] - [.G25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6] - [.C25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6] - [.G25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7] - [.C25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7] - [.G25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8] - [.C258])" office:value-type="float" office:value="0" calcext:value-type="float">
            <text:p>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8] - [.G258])" office:value-type="float" office:value="0" calcext:value-type="float">
            <text:p>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um =</text:p>
          </table:table-cell>
          <table:table-cell table:formula="of:=SUM([.D3:.D26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Sum =</text:p>
          </table:table-cell>
          <table:table-cell table:formula="of:=SUM([.H3:.H260])" office:value-type="float" office:value="36" calcext:value-type="float">
            <text:p>36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xperiment 02</text:p>
          </table:table-cell>
          <table:table-cell table:number-columns-repeated="7"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culloch_pitts_neuron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office:value-type="string" calcext:value-type="string">
            <text:p>testing_neuron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office:value-type="float" office:value="-0.875" calcext:value-type="float">
            <text:p>-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$K1] - [.C3])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] - [.G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$K2] - [.C4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2] - [.G4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3] - [.C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3] - [.G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4] - [.C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4] - [.G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5] - [.C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5] - [.G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6] - [.C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6] - [.G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7] - [.C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7] - [.G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$K8] - [.C10])"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8] - [.G1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$K9] - [.C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9] - [.G11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$K10] - [.C12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0] - [.G12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$K11] - [.C13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1] - [.G13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$K12] - [.C14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2] - [.G14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$K13] - [.C15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3] - [.G15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$K14] - [.C16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4] - [.G16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$K15] - [.C17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5] - [.G1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$K16] - [.C18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6] - [.G18])" office:value-type="float" office:value="0" calcext:value-type="float">
            <text:p>0</text:p>
          </table:table-cell>
          <table:table-cell table:number-columns-repeated="2"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17] - [.C19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17] - [.G19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18] - [.C20])" office:value-type="float" office:value="1" calcext:value-type="float">
            <text:p>1</text:p>
          </table:table-cell>
          <table:table-cell table:number-columns-repeated="2"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18] - [.G20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19] - [.C2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19] - [.G21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0] - [.C22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0] - [.G2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1] - [.C2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1] - [.G2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2] - [.C2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2] - [.G2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3] - [.C25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3] - [.G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24] - [.C26])"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4] - [.G26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25] - [.C2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5] - [.G27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26] - [.C28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6] - [.G28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27] - [.C29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7] - [.G29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28] - [.C30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28] - [.G30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29] - [.C31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9] - [.G31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30] - [.C32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0] - [.G32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31] - [.C33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31] - [.G33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32] - [.C34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32] - [.G34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33] - [.C3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33] - [.G35])" office:value-type="float" office:value="0" calcext:value-type="float">
            <text:p>0</text:p>
          </table:table-cell>
          <table:table-cell table:number-columns-repeated="2"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34] - [.C36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34] - [.G3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5] - [.C37])" office:value-type="float" office:value="0" calcext:value-type="float">
            <text:p>0</text:p>
          </table:table-cell>
          <table:table-cell table:number-columns-repeated="2"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5] - [.G3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6] - [.C3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6] - [.G3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7] - [.C3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7] - [.G3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8] - [.C4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8] - [.G4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9] - [.C4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9] - [.G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0] - [.C42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0] - [.G4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41] - [.C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1] - [.G43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42] - [.C44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2] - [.G4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43] - [.C45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3] - [.G4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44] - [.C46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4] - [.G4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45] - [.C47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5] - [.G4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46] - [.C48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6] - [.G48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47] - [.C49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7] - [.G49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48] - [.C50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48] - [.G50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49] - [.C51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49] - [.G5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0] - [.C52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0] - [.G52])" office:value-type="float" office:value="0" calcext:value-type="float">
            <text:p>0</text:p>
          </table:table-cell>
          <table:table-cell table:number-columns-repeated="2"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1] - [.C53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1] - [.G53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2] - [.C54])" office:value-type="float" office:value="1" calcext:value-type="float">
            <text:p>1</text:p>
          </table:table-cell>
          <table:table-cell table:number-columns-repeated="2"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2] - [.G54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3] - [.C5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3] - [.G55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4] - [.C5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4] - [.G5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5] - [.C5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5] - [.G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6] - [.C5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6] - [.G5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7] - [.C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7] - [.G5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8] - [.C60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8] - [.G60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9] - [.C61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9] - [.G61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0] - [.C62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0] - [.G62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1] - [.C63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1] - [.G63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2] - [.C64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2] - [.G64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3] - [.C65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3] - [.G6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4] - [.C66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4] - [.G66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65] - [.C6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65] - [.G67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66] - [.C6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66] - [.G6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67] - [.C69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67] - [.G69])" office:value-type="float" office:value="1" calcext:value-type="float">
            <text:p>1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68] - [.C70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68] - [.G70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69] - [.C71])" office:value-type="float" office:value="0" calcext:value-type="float">
            <text:p>0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69] - [.G71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0] - [.C7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0] - [.G72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1] - [.C7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1] - [.G7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2] - [.C7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2] - [.G7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3] - [.C7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3] - [.G7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4] - [.C76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4] - [.G7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5] - [.C77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5] - [.G77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6] - [.C78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6] - [.G78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7] - [.C79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7] - [.G79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8] - [.C80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8] - [.G80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9] - [.C81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9] - [.G81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80] - [.C82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80] - [.G82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1] - [.C83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1] - [.G8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2] - [.C8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2] - [.G84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3] - [.C85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3] - [.G85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4] - [.C86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4] - [.G86])" office:value-type="float" office:value="0" calcext:value-type="float">
            <text:p>0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5] - [.C87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5] - [.G8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6] - [.C88])" office:value-type="float" office:value="0" calcext:value-type="float">
            <text:p>0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6] - [.G8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7] - [.C8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7] - [.G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8] - [.C9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8] - [.G9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9] - [.C9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9] - [.G91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0] - [.C92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0] - [.G92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1] - [.C93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1] - [.G93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2] - [.C94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2] - [.G94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3] - [.C95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3] - [.G95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4] - [.C96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4] - [.G96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5] - [.C97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5] - [.G9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6] - [.C98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6] - [.G9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97] - [.C99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97] - [.G99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98] - [.C100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98] - [.G100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99] - [.C10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99] - [.G101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0] - [.C102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0] - [.G10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1] - [.C103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1] - [.G103])" office:value-type="float" office:value="0" calcext:value-type="float">
            <text:p>0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2] - [.C104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2] - [.G10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3] - [.C105])" office:value-type="float" office:value="0" calcext:value-type="float">
            <text:p>0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3] - [.G10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4] - [.C10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4] - [.G106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5] - [.C10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5] - [.G107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6] - [.C10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6] - [.G108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7] - [.C109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7] - [.G109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8] - [.C110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8] - [.G110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9] - [.C111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9] - [.G111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10] - [.C112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0] - [.G112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11] - [.C113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1] - [.G113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12] - [.C114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2] - [.G11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3] - [.C11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3] - [.G11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4] - [.C116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4] - [.G11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5] - [.C117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5] - [.G11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6] - [.C11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6] - [.G11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17] - [.C119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7] - [.G11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18] - [.C120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8] - [.G120])" office:value-type="float" office:value="0" calcext:value-type="float">
            <text:p>0</text:p>
          </table:table-cell>
          <table:table-cell table:number-columns-repeated="2"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19] - [.C121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9] - [.G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0] - [.C122])" office:value-type="float" office:value="1" calcext:value-type="float">
            <text:p>1</text:p>
          </table:table-cell>
          <table:table-cell table:number-columns-repeated="2"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0] - [.G12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1] - [.C1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1] - [.G123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2] - [.C12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2] - [.G12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3] - [.C125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3] - [.G12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4] - [.C126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4] - [.G12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5] - [.C127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5] - [.G12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6] - [.C128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6] - [.G128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7] - [.C129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7] - [.G129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8] - [.C130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8] - [.G130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29] - [.C131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29] - [.G13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0] - [.C132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0] - [.G132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1] - [.C13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1] - [.G13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2] - [.C134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2] - [.G13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3] - [.C135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3] - [.G135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4] - [.C136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4] - [.G13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5] - [.C137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5] - [.G13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6] - [.C138])"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6] - [.G13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7] - [.C139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$K137] - [.G13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8] - [.C14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8] - [.G140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9] - [.C141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9] - [.G141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0] - [.C142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0] - [.G142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1] - [.C143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1] - [.G143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2] - [.C144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2] - [.G144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3] - [.C145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3] - [.G14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4] - [.C146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4] - [.G146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5] - [.C14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5] - [.G147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6] - [.C14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6] - [.G14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7] - [.C149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7] - [.G14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8] - [.C150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8] - [.G15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9] - [.C151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9] - [.G15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0] - [.C15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0] - [.G152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1] - [.C15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1] - [.G1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2] - [.C15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2] - [.G154])"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53] - [.C1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3] - [.G15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4] - [.C156])"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4] - [.G15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5] - [.C157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5] - [.G157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6] - [.C158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6] - [.G158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7] - [.C159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7] - [.G159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8] - [.C160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58] - [.G160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9] - [.C161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59] - [.G161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60] - [.C162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60] - [.G162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1] - [.C163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ABS([.$K161] - [.G163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2] - [.C16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2] - [.G164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3] - [.C16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3] - [.G16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4] - [.C16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4] - [.G16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5] - [.C16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5] - [.G16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6] - [.C16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6] - [.G16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7] - [.C16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7] - [.G16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8] - [.C17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8] - [.G17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9] - [.C17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9] - [.G171])"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0] - [.C17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0] - [.G172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1] - [.C173])"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1] - [.G173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2] - [.C174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2] - [.G174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3] - [.C175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3] - [.G175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4] - [.C176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4] - [.G176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5] - [.C177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ABS([.$K175] - [.G17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6] - [.C178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ABS([.$K176] - [.G17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77] - [.C179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ABS([.$K177] - [.G179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78] - [.C180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78] - [.G180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79] - [.C18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79] - [.G181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0] - [.C182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0] - [.G18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1] - [.C18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1] - [.G18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2] - [.C18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2] - [.G18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3] - [.C185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3] - [.G1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4] - [.C18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4] - [.G186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5] - [.C1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5] - [.G187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6] - [.C18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6] - [.G188])"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7] - [.C18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7] - [.G189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8] - [.C190])" office:value-type="float" office:value="1" calcext:value-type="float">
            <text:p>1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8] - [.G190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9] - [.C191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9] - [.G191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0] - [.C192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0] - [.G192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1] - [.C193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1] - [.G193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2] - [.C194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2] - [.G194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3] - [.C19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BS([.$K193] - [.G195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4] - [.C196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4] - [.G19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5] - [.C197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5] - [.G19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6] - [.C19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6] - [.G19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7] - [.C19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7] - [.G19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8] - [.C20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8] - [.G20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9] - [.C20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9] - [.G20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0] - [.C202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0] - [.G20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1] - [.C20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BS([.$K201] - [.G203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2] - [.C20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BS([.$K202] - [.G204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3] - [.C20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BS([.$K203] - [.G205])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4] - [.C20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4] - [.G20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5] - [.C207])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5] - [.G20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6] - [.C208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6] - [.G208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7] - [.C209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7] - [.G209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8] - [.C210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8] - [.G210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09] - [.C211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09] - [.G21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0] - [.C212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0] - [.G212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1] - [.C21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1] - [.G21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2] - [.C214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2] - [.G21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3] - [.C21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3] - [.G215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4] - [.C21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4] - [.G21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5] - [.C21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5] - [.G2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6] - [.C21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6] - [.G21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7] - [.C2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7] - [.G21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8] - [.C22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8] - [.G220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9] - [.C221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ABS([.$K219] - [.G221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0] - [.C222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0] - [.G222])" office:value-type="float" office:value="0" calcext:value-type="float">
            <text:p>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1] - [.C223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1] - [.G223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2] - [.C224])" office:value-type="float" office:value="0" calcext:value-type="float">
            <text:p>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2] - [.G224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3] - [.C225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ABS([.$K223] - [.G22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4] - [.C226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4] - [.G226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5] - [.C22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5] - [.G227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6] - [.C22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6] - [.G22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7] - [.C229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7] - [.G22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8] - [.C230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8] - [.G23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9] - [.C231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9] - [.G23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0] - [.C23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0] - [.G232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1] - [.C23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1] - [.G2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2] - [.C23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2] - [.G23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3] - [.C2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3] - [.G23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4] - [.C236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4] - [.G23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5] - [.C237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5] - [.G237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6] - [.C238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BS([.$K236] - [.G238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7] - [.C239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BS([.$K237] - [.G239])"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8] - [.C240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BS([.$K238] - [.G240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9] - [.C241])"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9] - [.G241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40] - [.C242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40] - [.G242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1] - [.C243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1] - [.G24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2] - [.C24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2] - [.G244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3] - [.C24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3] - [.G24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4] - [.C24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4] - [.G24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5] - [.C24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BS([.$K245] - [.G247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6] - [.C24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6] - [.G24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7] - [.C24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7] - [.G24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8] - [.C25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8] - [.G25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9] - [.C2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9] - [.G251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0] - [.C25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0] - [.G252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1] - [.C253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1] - [.G253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2] - [.C25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BS([.$K252] - [.G254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3] - [.C25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BS([.$K253] - [.G255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4] - [.C25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BS([.$K254] - [.G256])" office:value-type="float" office:value="1" calcext:value-type="float">
            <text:p>1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5] - [.C25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5] - [.G2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6] - [.C258])" office:value-type="float" office:value="0" calcext:value-type="float">
            <text:p>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6] - [.G258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um =</text:p>
          </table:table-cell>
          <table:table-cell table:formula="of:=SUM([.D3:.D260])"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Sum =</text:p>
          </table:table-cell>
          <table:table-cell table:formula="of:=SUM([.H3:.H260])" office:value-type="float" office:value="51" calcext:value-type="float">
            <text:p>51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xperiment 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cculloch_pitts_neuron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office:value-type="string" calcext:value-type="string">
            <text:p>testing_neuron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3] - [.C3])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ABS([.$K3] - [.G3])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4] - [.C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4] - [.G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5] - [.C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5] - [.G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6] - [.C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6] - [.G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7] - [.C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7] - [.G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8] - [.C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8] - [.G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9] - [.C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9] - [.G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0] - [.C1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0] - [.G1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1] - [.C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1] - [.G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2] - [.C1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2] - [.G1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3] - [.C13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3] - [.G13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4] - [.C1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4] - [.G1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5] - [.C1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5] - [.G1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6] - [.C1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6] - [.G1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7] - [.C1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7] - [.G1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8] - [.C18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ABS([.$K18] - [.G18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19] - [.C19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19] - [.G19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0] - [.C20])" office:value-type="float" office:value="0" calcext:value-type="float">
            <text:p>0</text:p>
          </table:table-cell>
          <table:table-cell table:number-columns-repeated="2"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20] - [.G20])" office:value-type="float" office:value="1" calcext:value-type="float">
            <text:p>1</text:p>
          </table:table-cell>
          <table:table-cell table:number-columns-repeated="2"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1] - [.C2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21] - [.G21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2] - [.C22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2] - [.G22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3] - [.C2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3] - [.G2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4] - [.C2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4] - [.G2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5] - [.C25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5] - [.G25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6] - [.C2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6] - [.G2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7] - [.C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7] - [.G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8] - [.C2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8] - [.G2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9] - [.C2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29] - [.G2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0] - [.C30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0] - [.G30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1] - [.C31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1] - [.G31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2] - [.C32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2] - [.G32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3] - [.C33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table:formula="of:=ABS([.$K33] - [.G33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4] - [.C34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  <table:table-cell table:formula="of:=ABS([.$K34] - [.G34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5] - [.C35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35] - [.G3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6] - [.C36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36] - [.G36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7] - [.C37])" office:value-type="float" office:value="1" calcext:value-type="float">
            <text:p>1</text:p>
          </table:table-cell>
          <table:table-cell table:number-columns-repeated="2"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37] - [.G37])" office:value-type="float" office:value="0" calcext:value-type="float">
            <text:p>0</text:p>
          </table:table-cell>
          <table:table-cell table:number-columns-repeated="2"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8] - [.C3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8] - [.G3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9] - [.C3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39] - [.G3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0] - [.C4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0] - [.G4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1] - [.C4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1] - [.G4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2] - [.C42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2] - [.G42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3] - [.C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3] - [.G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4] - [.C4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4] - [.G4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5] - [.C4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5] - [.G4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6] - [.C4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6] - [.G4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7] - [.C47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47] - [.G47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8] - [.C48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48] - [.G48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49] - [.C49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ABS([.$K49] - [.G49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50] - [.C50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formula="of:=ABS([.$K50] - [.G50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1] - [.C51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1] - [.G51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2] - [.C52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2] - [.G52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3] - [.C53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53] - [.G5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4] - [.C54])" office:value-type="float" office:value="0" calcext:value-type="float">
            <text:p>0</text:p>
          </table:table-cell>
          <table:table-cell table:number-columns-repeated="2"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4] - [.G54])" office:value-type="float" office:value="0" calcext:value-type="float">
            <text:p>0</text:p>
          </table:table-cell>
          <table:table-cell table:number-columns-repeated="2"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5] - [.C5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5] - [.G5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6] - [.C5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6] - [.G5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7] - [.C5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7] - [.G5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8] - [.C5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8] - [.G5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9] - [.C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59] - [.G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0] - [.C6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0] - [.G6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1] - [.C61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1] - [.G61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2] - [.C62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2] - [.G62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3] - [.C63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3] - [.G63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4] - [.C64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4] - [.G64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5] - [.C65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5] - [.G65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  <table:table-cell table:formula="of:=ABS([.$K66] - [.C66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table:formula="of:=ABS([.$K66] - [.G66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625" calcext:value-type="float">
            <text:p>-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67] - [.C67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67] - [.G6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68] - [.C68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68] - [.G6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69] - [.C69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69] - [.G69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0] - [.C70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0] - [.G70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1] - [.C71])" office:value-type="float" office:value="0" calcext:value-type="float">
            <text:p>0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1] - [.G71])" office:value-type="float" office:value="1" calcext:value-type="float">
            <text:p>1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2] - [.C7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72] - [.G72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3] - [.C7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3] - [.G7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4] - [.C7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4] - [.G7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5] - [.C7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5] - [.G7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6] - [.C76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6] - [.G76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7] - [.C77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7] - [.G77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8] - [.C78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8] - [.G78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9] - [.C79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79] - [.G79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80] - [.C80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80] - [.G80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81] - [.C81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ABS([.$K81] - [.G81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82] - [.C82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formula="of:=ABS([.$K82] - [.G82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3] - [.C83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3] - [.G83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4] - [.C84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4] - [.G84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5] - [.C85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5] - [.G85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6] - [.C86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6] - [.G86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7] - [.C87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7] - [.G8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8] - [.C88])" office:value-type="float" office:value="1" calcext:value-type="float">
            <text:p>1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8] - [.G88])" office:value-type="float" office:value="0" calcext:value-type="float">
            <text:p>0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89] - [.C8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89] - [.G89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0] - [.C9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0] - [.G90])"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1] - [.C9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1] - [.G9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2] - [.C9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2] - [.G9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3] - [.C93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3] - [.G93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4] - [.C9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4] - [.G9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5] - [.C9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5] - [.G9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6] - [.C9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6] - [.G9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7] - [.C9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7] - [.G9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table:formula="of:=ABS([.$K98] - [.C98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ABS([.$K98] - [.G98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99] - [.C99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99] - [.G99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0] - [.C100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0] - [.G100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1] - [.C101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1] - [.G101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2] - [.C102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2] - [.G102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3] - [.C103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3] - [.G10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4] - [.C104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4] - [.G10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5] - [.C105])" office:value-type="float" office:value="1" calcext:value-type="float">
            <text:p>1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5] - [.G105])" office:value-type="float" office:value="0" calcext:value-type="float">
            <text:p>0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6] - [.C10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6] - [.G106])"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7] - [.C10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07] - [.G10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8] - [.C10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8] - [.G10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9] - [.C10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09] - [.G10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0] - [.C110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0] - [.G110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1] - [.C111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1] - [.G111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2] - [.C112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2] - [.G112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3] - [.C113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  <table:table-cell table:formula="of:=ABS([.$K113] - [.G113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14] - [.C114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formula="of:=ABS([.$K114] - [.G114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25" calcext:value-type="float">
            <text:p>-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15] - [.C115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5] - [.G11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16] - [.C116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16] - [.G116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17] - [.C117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17] - [.G117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18] - [.C118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8] - [.G11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19] - [.C119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19] - [.G11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0] - [.C120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0] - [.G12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1] - [.C121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1] - [.G12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2] - [.C122])" office:value-type="float" office:value="0" calcext:value-type="float">
            <text:p>0</text:p>
          </table:table-cell>
          <table:table-cell table:number-columns-repeated="2"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2] - [.G122])" office:value-type="float" office:value="1" calcext:value-type="float">
            <text:p>1</text:p>
          </table:table-cell>
          <table:table-cell table:number-columns-repeated="2"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3] - [.C1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3] - [.G1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4] - [.C12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4] - [.G12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5] - [.C12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5] - [.G12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6] - [.C12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6] - [.G12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7] - [.C127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7] - [.G127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8] - [.C128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8] - [.G128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29] - [.C129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table:formula="of:=ABS([.$K129] - [.G129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30] - [.C130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table:formula="of:=ABS([.$K130] - [.G130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1] - [.C131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1] - [.G131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2] - [.C132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2] - [.G132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3] - [.C13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3] - [.G133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4] - [.C134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4] - [.G134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5] - [.C135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5] - [.G13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6] - [.C136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6] - [.G13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7] - [.C137])"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7] - [.G13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8] - [.C138])"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38] - [.G13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39] - [.C139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$K139] - [.G13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0] - [.C140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0] - [.G140])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1] - [.C141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1] - [.G141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2] - [.C142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2] - [.G142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3] - [.C143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3] - [.G143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4] - [.C144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4] - [.G144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5] - [.C145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BS([.$K145] - [.G145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6] - [.C146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$K146] - [.G146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7] - [.C14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7] - [.G14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48] - [.C148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8] - [.G14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49] - [.C149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49] - [.G149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50] - [.C150])" office:value-type="float" office:value="1" calcext:value-type="float">
            <text:p>1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0] - [.G150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51] - [.C151])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1] - [.G151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52] - [.C152])" office:value-type="float" office:value="1" calcext:value-type="float">
            <text:p>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2] - [.G15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3] - [.C15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3] - [.G15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4] - [.C15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4] - [.G15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5] - [.C1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5] - [.G1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6] - [.C156])" office:value-type="float" office:value="1" calcext:value-type="float">
            <text:p>1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6] - [.G156])" office:value-type="float" office:value="1" calcext:value-type="float">
            <text:p>1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7] - [.C157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7] - [.G157])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8] - [.C158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8] - [.G158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9] - [.C159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59] - [.G159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60] - [.C160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formula="of:=ABS([.$K160] - [.G160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61] - [.C161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61] - [.G161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62] - [.C162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ABS([.$K162] - [.G162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3] - [.C163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ABS([.$K163] - [.G163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4] - [.C16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4] - [.G16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5] - [.C16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5] - [.G16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6] - [.C16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6] - [.G16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7] - [.C16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7] - [.G16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8] - [.C16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8] - [.G16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9] - [.C16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69] - [.G16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0] - [.C17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0] - [.G17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1] - [.C17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1] - [.G17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2] - [.C17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2] - [.G17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3] - [.C173])"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3] - [.G173])"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4] - [.C174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4] - [.G174])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5] - [.C175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5] - [.G175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6] - [.C176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ABS([.$K176] - [.G17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7] - [.C177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7] - [.G177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8] - [.C178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ABS([.$K178] - [.G178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79] - [.C179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ABS([.$K179] - [.G179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0] - [.C180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0] - [.G180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1] - [.C18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1] - [.G181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2] - [.C182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2] - [.G182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3] - [.C18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3] - [.G183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4] - [.C18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4] - [.G184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5] - [.C185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5] - [.G185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6] - [.C18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6] - [.G186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7] - [.C1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7] - [.G1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8] - [.C18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8] - [.G188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9] - [.C18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89] - [.G189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0] - [.C190])"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0] - [.G190])"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1] - [.C191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1] - [.G191]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2] - [.C192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2] - [.G192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3] - [.C193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3] - [.G193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4] - [.C194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ABS([.$K194] - [.G194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5] - [.C19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5] - [.G195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6] - [.C196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BS([.$K196] - [.G196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7] - [.C197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7] - [.G197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8] - [.C19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8] - [.G198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9] - [.C19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199] - [.G199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0] - [.C20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0] - [.G200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1] - [.C20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1] - [.G201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2] - [.C202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2] - [.G202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3] - [.C20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3] - [.G20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4] - [.C20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4] - [.G204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5] - [.C20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5] - [.G205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6] - [.C20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6] - [.G206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7] - [.C207])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7] - [.G207])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8] - [.C208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8] - [.G208])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9] - [.C209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09] - [.G209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10] - [.C210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ABS([.$K210] - [.G210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1] - [.C211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ABS([.$K211] - [.G211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2] - [.C212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ABS([.$K212] - [.G212])" office:value-type="float" office:value="1" calcext:value-type="float">
            <text:p>1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3] - [.C21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3] - [.G213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4] - [.C214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4] - [.G214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5] - [.C21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5] - [.G215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6] - [.C21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6] - [.G216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7] - [.C21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7] - [.G217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8] - [.C21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8] - [.G218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9] - [.C2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19] - [.G2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0] - [.C22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0] - [.G220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1] - [.C221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1] - [.G221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2] - [.C222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2] - [.G222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3] - [.C223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3] - [.G223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4] - [.C224])" office:value-type="float" office:value="1" calcext:value-type="float">
            <text:p>1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4] - [.G224])" office:value-type="float" office:value="1" calcext:value-type="float">
            <text:p>1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5] - [.C225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5] - [.G225])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ABS([.$K226] - [.C226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ABS([.$K226] - [.G226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7] - [.C22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7] - [.G227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8] - [.C22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8] - [.G228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29] - [.C229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BS([.$K229] - [.G229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0] - [.C230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0] - [.G230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1] - [.C231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1] - [.G231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2] - [.C23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2] - [.G232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3] - [.C23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3] - [.G233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4] - [.C23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4] - [.G234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5] - [.C2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5] - [.G2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6] - [.C236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6] - [.G236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7] - [.C237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7] - [.G237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8] - [.C238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8] - [.G238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9] - [.C239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39] - [.G239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40] - [.C240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40] - [.G240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41] - [.C241])"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41] - [.G241])"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ABS([.$K242] - [.C242])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BS([.$K242] - [.G242])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3] - [.C243]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BS([.$K243] - [.G243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5" calcext:value-type="float">
            <text:p>-0.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4] - [.C24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4] - [.G244])"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5] - [.C245])"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BS([.$K245] - [.G245])"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5" calcext:value-type="float">
            <text:p>-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6] - [.C24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6] - [.G246])"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7] - [.C24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7] - [.G247])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5" calcext:value-type="float">
            <text:p>-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8] - [.C24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8] - [.G248])" office:value-type="float" office:value="0" calcext:value-type="float">
            <text:p>0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9] - [.C24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49] - [.G249])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0] - [.C25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0] - [.G250])"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1] - [.C2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1] - [.G2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2] - [.C25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2] - [.G252])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3] - [.C253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3] - [.G253]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4] - [.C25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4] - [.G254])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5] - [.C25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5] - [.G255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6] - [.C25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6] - [.G256])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7] - [.C25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7] - [.G257])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ABS([.$K258] - [.C258])" office:value-type="float" office:value="0" calcext:value-type="float">
            <text:p>0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BS([.$K258] - [.G258])" office:value-type="float" office:value="1" calcext:value-type="float">
            <text:p>1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um =</text:p>
          </table:table-cell>
          <table:table-cell table:formula="of:=SUM([.D3:.D260])"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Sum =</text:p>
          </table:table-cell>
          <table:table-cell table:formula="of:=SUM([.H3:.H260])" office:value-type="float" office:value="70" calcext:value-type="float">
            <text:p>70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12.085in" svg:height="5.8587in" svg:x="0.022in" svg:y="2.0366in">
            <draw:object draw:notify-on-update-of-ranges="Sheet4.B3:Sheet4.B3 Sheet4.B4:Sheet4.B13 Sheet4.C3:Sheet4.C3 Sheet4.C4:Sheet4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xperiment 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culloch_pitts_neuron, k = 1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testing_neuron, k = 1.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periment 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culloch_pitts_neuron, k = 2.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testing_neuron, k = 2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periment 03\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culloch_pitts_neuron, k = 10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testing_neuron, k = 10.0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08:38:48.418483945</meta:creation-date>
    <meta:generator>LibreOffice/4.2.8.2$Linux_x86 LibreOffice_project/420m0$Build-2</meta:generator>
    <dc:date>2015-06-04T09:02:47.749473159</dc:date>
    <meta:editing-duration>PT20M17S</meta:editing-duration>
    <meta:editing-cycles>19</meta:editing-cycles>
    <meta:document-statistic meta:table-count="4" meta:cell-count="84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697cm" svg:height="14.882cm" xlink:href=".." xlink:type="simple" chart:class="chart:bar" chart:style-name="ch1">
        <chart:plot-area chart:style-name="ch2" table:cell-range-address="Sheet4.B3:Sheet4.C13" chart:data-source-has-labels="both" svg:x="0.613cm" svg:y="0.297cm" svg:width="29.471cm" svg:height="14.288cm">
          <chartooo:coordinate-region svg:x="1.768cm" svg:y="0.496cm" svg:width="27.756cm" svg:height="13.044cm"/>
          <chart:axis chart:dimension="x" chart:name="primary-x" chart:style-name="ch3" chartooo:axis-type="auto">
            <chartooo:date-scale/>
            <chart:categories table:cell-range-address="Sheet4.B4:Sheet4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C4:Sheet4.C13" chart:label-cell-address="Sheet4.C3:Sheet4.C3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4.C3:Sheet4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cculloch_pitts_neuron, k = 1.1</text:p>
                <draw:g>
                  <svg:desc>Sheet4.B4:Sheet4.B13</svg:desc>
                </draw:g>
              </table:table-cell>
              <table:table-cell office:value-type="float" office:value="96">
                <text:p>96</text:p>
                <draw:g>
                  <svg:desc>Sheet4.C4:Sheet4.C13</svg:desc>
                </draw:g>
              </table:table-cell>
            </table:table-row>
            <table:table-row>
              <table:table-cell office:value-type="string">
                <text:p>testing_neuron, k = 1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culloch_pitts_neuron, k = 2.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testing_neuron, k = 2.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culloch_pitts_neuron, k = 10.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testing_neuron, k = 10.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